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8.52mm"/>
    </style:style>
    <style:style style:name="co4" style:family="table-column">
      <style:table-column-properties fo:break-before="auto" style:column-width="34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4"/>
    <style:style style:name="ce2" style:family="table-cell" style:parent-style-name="Default" style:data-style-name="N134">
      <style:map style:condition="is-true-formula([.E2] = MIN([.$E$2:.$E$43]))" style:apply-style-name="Untitled1" style:base-cell-address="Sheet1.E2"/>
    </style:style>
    <style:style style:name="ce3" style:family="table-cell" style:parent-style-name="Default" style:data-style-name="N133"/>
    <style:style style:name="ce4" style:family="table-cell" style:parent-style-name="Default" style:data-style-name="N14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lm.id_i</text:p>
          </table:table-cell>
          <table:table-cell office:value-type="string" calcext:value-type="string">
            <text:p>lm.x_f</text:p>
          </table:table-cell>
          <table:table-cell office:value-type="string" calcext:value-type="string">
            <text:p>lm.y_f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ermx</text:p>
          </table:table-cell>
          <table:table-cell office:value-type="string" calcext:value-type="string">
            <text:p>termy</text:p>
          </table:table-cell>
          <table:table-cell office:value-type="string" calcext:value-type="string">
            <text:p>prob_obs</text:p>
          </table:table-cell>
          <table:table-cell table:number-columns-repeated="2"/>
          <table:table-cell office:value-type="string" calcext:value-type="string">
            <text:p>observation x:</text:p>
          </table:table-cell>
          <table:table-cell office:value-type="float" office:value="17.1553" calcext:value-type="float">
            <text:p>17.1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.064" calcext:value-type="float">
            <text:p>92.064</text:p>
          </table:table-cell>
          <table:table-cell office:value-type="float" office:value="-34.777" calcext:value-type="float">
            <text:p>-34.777</text:p>
          </table:table-cell>
          <table:table-cell table:style-name="ce2" table:formula="of:=SQRT(([.$L$1]-[.C2])^2 + ([.$L$2]-[.D2])^2)" office:value-type="float" office:value="80.893023430825" calcext:value-type="float">
            <text:p>80.8930</text:p>
          </table:table-cell>
          <table:table-cell table:style-name="ce3" table:formula="of:=([.$L$1]-[.C2])^2 / (2 * [.$L$3]^2)" office:value-type="float" office:value="31173.9629760555" calcext:value-type="float">
            <text:p>31173.963</text:p>
          </table:table-cell>
          <table:table-cell table:style-name="ce3" table:formula="of:=([.$L$2]-[.D2])^2 / (2 * [.$L$4]^2)" office:value-type="float" office:value="5179.82168938889" calcext:value-type="float">
            <text:p>5179.822</text:p>
          </table:table-cell>
          <table:table-cell table:formula="of:=EXP(-[.F2]-[.G2]) / (2 * PI() * [.$L$3]*[.$L$4])" office:value-type="float" office:value="0" calcext:value-type="float">
            <text:p>0.0000E+00</text:p>
          </table:table-cell>
          <table:table-cell table:style-name="ce3" table:number-columns-repeated="2"/>
          <table:table-cell office:value-type="string" calcext:value-type="string">
            <text:p>observation y:</text:p>
          </table:table-cell>
          <table:table-cell office:value-type="float" office:value="-4.2423" calcext:value-type="float">
            <text:p>-4.2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.109" calcext:value-type="float">
            <text:p>61.109</text:p>
          </table:table-cell>
          <table:table-cell office:value-type="float" office:value="-47.132" calcext:value-type="float">
            <text:p>-47.132</text:p>
          </table:table-cell>
          <table:table-cell table:style-name="ce2" table:formula="of:=SQRT(([.$L$1]-[.C3])^2 + ([.$L$2]-[.D3])^2)" office:value-type="float" office:value="61.4121658124838" calcext:value-type="float">
            <text:p>61.4122</text:p>
          </table:table-cell>
          <table:table-cell table:style-name="ce3" table:formula="of:=([.$L$1]-[.C3])^2 / (2 * [.$L$3]^2)" office:value-type="float" office:value="10732.9319093889" calcext:value-type="float">
            <text:p>10732.932</text:p>
          </table:table-cell>
          <table:table-cell table:style-name="ce3" table:formula="of:=([.$L$2]-[.D3])^2 / (2 * [.$L$4]^2)" office:value-type="float" office:value="10219.5909227222" calcext:value-type="float">
            <text:p>10219.591</text:p>
          </table:table-cell>
          <table:table-cell table:formula="of:=EXP(-[.F3]-[.G3]) / (2 * PI() * [.$L$3]*[.$L$4])" office:value-type="float" office:value="0" calcext:value-type="float">
            <text:p>0.0000E+00</text:p>
          </table:table-cell>
          <table:table-cell table:number-columns-repeated="2"/>
          <table:table-cell office:value-type="string" calcext:value-type="string">
            <text:p>sigma x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.42" calcext:value-type="float">
            <text:p>17.42</text:p>
          </table:table-cell>
          <table:table-cell office:value-type="float" office:value="-4.5993" calcext:value-type="float">
            <text:p>-4.5993</text:p>
          </table:table-cell>
          <table:table-cell table:style-name="ce2" table:formula="of:=SQRT(([.$L$1]-[.C4])^2 + ([.$L$2]-[.D4])^2)" office:value-type="float" office:value="0.444426698117925" calcext:value-type="float">
            <text:p>0.4444</text:p>
          </table:table-cell>
          <table:table-cell table:style-name="ce3" table:formula="of:=([.$L$1]-[.C4])^2 / (2 * [.$L$3]^2)" office:value-type="float" office:value="0.389256055555559" calcext:value-type="float">
            <text:p>0.389</text:p>
          </table:table-cell>
          <table:table-cell table:style-name="ce3" table:formula="of:=([.$L$2]-[.D4])^2 / (2 * [.$L$4]^2)" office:value-type="float" office:value="0.708050000000001" calcext:value-type="float">
            <text:p>0.708</text:p>
          </table:table-cell>
          <table:table-cell table:formula="of:=EXP(-[.F4]-[.G4]) / (2 * PI() * [.$L$3]*[.$L$4])" office:value-type="float" office:value="0.590233231060686" calcext:value-type="float">
            <text:p>5.9023E-01</text:p>
          </table:table-cell>
          <table:table-cell table:number-columns-repeated="2"/>
          <table:table-cell office:value-type="string" calcext:value-type="string">
            <text:p>sigma y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7.1285" calcext:value-type="float">
            <text:p>-7.1285</text:p>
          </table:table-cell>
          <table:table-cell office:value-type="float" office:value="-34.54" calcext:value-type="float">
            <text:p>-34.54</text:p>
          </table:table-cell>
          <table:table-cell table:style-name="ce2" table:formula="of:=SQRT(([.$L$1]-[.C5])^2 + ([.$L$2]-[.D5])^2)" office:value-type="float" office:value="38.828514879274" calcext:value-type="float">
            <text:p>38.8285</text:p>
          </table:table-cell>
          <table:table-cell table:style-name="ce3" table:formula="of:=([.$L$1]-[.C5])^2 / (2 * [.$L$3]^2)" office:value-type="float" office:value="3276.127458" calcext:value-type="float">
            <text:p>3276.127</text:p>
          </table:table-cell>
          <table:table-cell table:style-name="ce3" table:formula="of:=([.$L$2]-[.D5])^2 / (2 * [.$L$4]^2)" office:value-type="float" office:value="5099.72569605555" calcext:value-type="float">
            <text:p>5099.726</text:p>
          </table:table-cell>
          <table:table-cell table:formula="of:=EXP(-[.F5]-[.G5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2.32" calcext:value-type="float">
            <text:p>232.32</text:p>
          </table:table-cell>
          <table:table-cell office:value-type="float" office:value="32.032" calcext:value-type="float">
            <text:p>32.032</text:p>
          </table:table-cell>
          <table:table-cell table:style-name="ce2" table:formula="of:=SQRT(([.$L$1]-[.C6])^2 + ([.$L$2]-[.D6])^2)" office:value-type="float" office:value="218.200992130146" calcext:value-type="float">
            <text:p>218.2010</text:p>
          </table:table-cell>
          <table:table-cell table:style-name="ce3" table:formula="of:=([.$L$1]-[.C6])^2 / (2 * [.$L$3]^2)" office:value-type="float" office:value="257199.156256055" calcext:value-type="float">
            <text:p>257199.156</text:p>
          </table:table-cell>
          <table:table-cell table:style-name="ce3" table:formula="of:=([.$L$2]-[.D6])^2 / (2 * [.$L$4]^2)" office:value-type="float" office:value="7310.13800272222" calcext:value-type="float">
            <text:p>7310.138</text:p>
          </table:table-cell>
          <table:table-cell table:formula="of:=EXP(-[.F6]-[.G6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7.43" calcext:value-type="float">
            <text:p>177.43</text:p>
          </table:table-cell>
          <table:table-cell office:value-type="float" office:value="28.083" calcext:value-type="float">
            <text:p>28.083</text:p>
          </table:table-cell>
          <table:table-cell table:style-name="ce2" table:formula="of:=SQRT(([.$L$1]-[.C7])^2 + ([.$L$2]-[.D7])^2)" office:value-type="float" office:value="163.50200145619" calcext:value-type="float">
            <text:p>163.5020</text:p>
          </table:table-cell>
          <table:table-cell table:style-name="ce3" table:formula="of:=([.$L$1]-[.C7])^2 / (2 * [.$L$3]^2)" office:value-type="float" office:value="142710.9970005" calcext:value-type="float">
            <text:p>142710.997</text:p>
          </table:table-cell>
          <table:table-cell table:style-name="ce3" table:formula="of:=([.$L$2]-[.D7])^2 / (2 * [.$L$4]^2)" office:value-type="float" office:value="5805.1390005" calcext:value-type="float">
            <text:p>5805.139</text:p>
          </table:table-cell>
          <table:table-cell table:formula="of:=EXP(-[.F7]-[.G7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6.89" calcext:value-type="float">
            <text:p>286.89</text:p>
          </table:table-cell>
          <table:table-cell office:value-type="float" office:value="18.159" calcext:value-type="float">
            <text:p>18.159</text:p>
          </table:table-cell>
          <table:table-cell table:style-name="ce2" table:formula="of:=SQRT(([.$L$1]-[.C8])^2 + ([.$L$2]-[.D8])^2)" office:value-type="float" office:value="270.663308606431" calcext:value-type="float">
            <text:p>270.6633</text:p>
          </table:table-cell>
          <table:table-cell table:style-name="ce3" table:formula="of:=([.$L$1]-[.C8])^2 / (2 * [.$L$3]^2)" office:value-type="float" office:value="404204.491022722" calcext:value-type="float">
            <text:p>404204.491</text:p>
          </table:table-cell>
          <table:table-cell table:style-name="ce3" table:formula="of:=([.$L$2]-[.D8])^2 / (2 * [.$L$4]^2)" office:value-type="float" office:value="2787.8791205" calcext:value-type="float">
            <text:p>2787.879</text:p>
          </table:table-cell>
          <table:table-cell table:formula="of:=EXP(-[.F8]-[.G8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4.37" calcext:value-type="float">
            <text:p>274.37</text:p>
          </table:table-cell>
          <table:table-cell office:value-type="float" office:value="31.197" calcext:value-type="float">
            <text:p>31.197</text:p>
          </table:table-cell>
          <table:table-cell table:style-name="ce2" table:formula="of:=SQRT(([.$L$1]-[.C9])^2 + ([.$L$2]-[.D9])^2)" office:value-type="float" office:value="259.644653094532" calcext:value-type="float">
            <text:p>259.6447</text:p>
          </table:table-cell>
          <table:table-cell table:style-name="ce3" table:formula="of:=([.$L$1]-[.C9])^2 / (2 * [.$L$3]^2)" office:value-type="float" office:value="367552.232756055" calcext:value-type="float">
            <text:p>367552.233</text:p>
          </table:table-cell>
          <table:table-cell table:style-name="ce3" table:formula="of:=([.$L$2]-[.D9])^2 / (2 * [.$L$4]^2)" office:value-type="float" office:value="6977.4665805" calcext:value-type="float">
            <text:p>6977.467</text:p>
          </table:table-cell>
          <table:table-cell table:formula="of:=EXP(-[.F9]-[.G9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7.484" calcext:value-type="float">
            <text:p>47.484</text:p>
          </table:table-cell>
          <table:table-cell office:value-type="float" office:value="-36.786" calcext:value-type="float">
            <text:p>-36.786</text:p>
          </table:table-cell>
          <table:table-cell table:style-name="ce2" table:formula="of:=SQRT(([.$L$1]-[.C10])^2 + ([.$L$2]-[.D10])^2)" office:value-type="float" office:value="44.4850812450646" calcext:value-type="float">
            <text:p>44.4851</text:p>
          </table:table-cell>
          <table:table-cell table:style-name="ce3" table:formula="of:=([.$L$1]-[.C10])^2 / (2 * [.$L$3]^2)" office:value-type="float" office:value="5110.16690938889" calcext:value-type="float">
            <text:p>5110.167</text:p>
          </table:table-cell>
          <table:table-cell table:style-name="ce3" table:formula="of:=([.$L$2]-[.D10])^2 / (2 * [.$L$4]^2)" office:value-type="float" office:value="5883.8467205" calcext:value-type="float">
            <text:p>5883.847</text:p>
          </table:table-cell>
          <table:table-cell table:formula="of:=EXP(-[.F10]-[.G10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9.2" calcext:value-type="float">
            <text:p>69.2</text:p>
          </table:table-cell>
          <table:table-cell office:value-type="float" office:value="-78.217" calcext:value-type="float">
            <text:p>-78.217</text:p>
          </table:table-cell>
          <table:table-cell table:style-name="ce2" table:formula="of:=SQRT(([.$L$1]-[.C11])^2 + ([.$L$2]-[.D11])^2)" office:value-type="float" office:value="90.4483666971383" calcext:value-type="float">
            <text:p>90.4484</text:p>
          </table:table-cell>
          <table:table-cell table:style-name="ce3" table:formula="of:=([.$L$1]-[.C11])^2 / (2 * [.$L$3]^2)" office:value-type="float" office:value="15048.0599893889" calcext:value-type="float">
            <text:p>15048.060</text:p>
          </table:table-cell>
          <table:table-cell table:style-name="ce3" table:formula="of:=([.$L$2]-[.D11])^2 / (2 * [.$L$4]^2)" office:value-type="float" office:value="30401.4235560555" calcext:value-type="float">
            <text:p>30401.424</text:p>
          </table:table-cell>
          <table:table-cell table:formula="of:=EXP(-[.F11]-[.G11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4.61" calcext:value-type="float">
            <text:p>124.61</text:p>
          </table:table-cell>
          <table:table-cell office:value-type="float" office:value="24.277" calcext:value-type="float">
            <text:p>24.277</text:p>
          </table:table-cell>
          <table:table-cell table:style-name="ce2" table:formula="of:=SQRT(([.$L$1]-[.C12])^2 + ([.$L$2]-[.D12])^2)" office:value-type="float" office:value="111.174920843597" calcext:value-type="float">
            <text:p>111.1749</text:p>
          </table:table-cell>
          <table:table-cell table:style-name="ce3" table:formula="of:=([.$L$1]-[.C12])^2 / (2 * [.$L$3]^2)" office:value-type="float" office:value="64147.2919560555" calcext:value-type="float">
            <text:p>64147.292</text:p>
          </table:table-cell>
          <table:table-cell table:style-name="ce3" table:formula="of:=([.$L$2]-[.D12])^2 / (2 * [.$L$4]^2)" office:value-type="float" office:value="4518.61373605555" calcext:value-type="float">
            <text:p>4518.614</text:p>
          </table:table-cell>
          <table:table-cell table:formula="of:=EXP(-[.F12]-[.G12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.203" calcext:value-type="float">
            <text:p>36.203</text:p>
          </table:table-cell>
          <table:table-cell office:value-type="float" office:value="14.827" calcext:value-type="float">
            <text:p>14.827</text:p>
          </table:table-cell>
          <table:table-cell table:style-name="ce2" table:formula="of:=SQRT(([.$L$1]-[.C13])^2 + ([.$L$2]-[.D13])^2)" office:value-type="float" office:value="26.9527935060542" calcext:value-type="float">
            <text:p>26.9528</text:p>
          </table:table-cell>
          <table:table-cell table:style-name="ce3" table:formula="of:=([.$L$1]-[.C13])^2 / (2 * [.$L$3]^2)" office:value-type="float" office:value="2015.63819605556" calcext:value-type="float">
            <text:p>2015.638</text:p>
          </table:table-cell>
          <table:table-cell table:style-name="ce3" table:formula="of:=([.$L$2]-[.D13])^2 / (2 * [.$L$4]^2)" office:value-type="float" office:value="2020.21223605555" calcext:value-type="float">
            <text:p>2020.212</text:p>
          </table:table-cell>
          <table:table-cell table:formula="of:=EXP(-[.F13]-[.G13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39.786" calcext:value-type="float">
            <text:p>-39.786</text:p>
          </table:table-cell>
          <table:table-cell office:value-type="float" office:value="-12.615" calcext:value-type="float">
            <text:p>-12.615</text:p>
          </table:table-cell>
          <table:table-cell table:style-name="ce2" table:formula="of:=SQRT(([.$L$1]-[.C14])^2 + ([.$L$2]-[.D14])^2)" office:value-type="float" office:value="57.5535728776242" calcext:value-type="float">
            <text:p>57.5536</text:p>
          </table:table-cell>
          <table:table-cell table:style-name="ce3" table:formula="of:=([.$L$1]-[.C14])^2 / (2 * [.$L$3]^2)" office:value-type="float" office:value="18012.8424760556" calcext:value-type="float">
            <text:p>18012.842</text:p>
          </table:table-cell>
          <table:table-cell table:style-name="ce3" table:formula="of:=([.$L$2]-[.D14])^2 / (2 * [.$L$4]^2)" office:value-type="float" office:value="389.4561405" calcext:value-type="float">
            <text:p>389.456</text:p>
          </table:table-cell>
          <table:table-cell table:formula="of:=EXP(-[.F14]-[.G14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38.025" calcext:value-type="float">
            <text:p>-38.025</text:p>
          </table:table-cell>
          <table:table-cell office:value-type="float" office:value="-99.976" calcext:value-type="float">
            <text:p>-99.976</text:p>
          </table:table-cell>
          <table:table-cell table:style-name="ce2" table:formula="of:=SQRT(([.$L$1]-[.C15])^2 + ([.$L$2]-[.D15])^2)" office:value-type="float" office:value="110.497994659541" calcext:value-type="float">
            <text:p>110.4980</text:p>
          </table:table-cell>
          <table:table-cell table:style-name="ce3" table:formula="of:=([.$L$1]-[.C15])^2 / (2 * [.$L$3]^2)" office:value-type="float" office:value="16915.9194893889" calcext:value-type="float">
            <text:p>16915.919</text:p>
          </table:table-cell>
          <table:table-cell table:style-name="ce3" table:formula="of:=([.$L$2]-[.D15])^2 / (2 * [.$L$4]^2)" office:value-type="float" office:value="50916.3406427222" calcext:value-type="float">
            <text:p>50916.341</text:p>
          </table:table-cell>
          <table:table-cell table:formula="of:=EXP(-[.F15]-[.G15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7.33" calcext:value-type="float">
            <text:p>267.33</text:p>
          </table:table-cell>
          <table:table-cell office:value-type="float" office:value="-14.272" calcext:value-type="float">
            <text:p>-14.272</text:p>
          </table:table-cell>
          <table:table-cell table:style-name="ce2" table:formula="of:=SQRT(([.$L$1]-[.C16])^2 + ([.$L$2]-[.D16])^2)" office:value-type="float" office:value="250.37566855064" calcext:value-type="float">
            <text:p>250.3757</text:p>
          </table:table-cell>
          <table:table-cell table:style-name="ce3" table:formula="of:=([.$L$1]-[.C16])^2 / (2 * [.$L$3]^2)" office:value-type="float" office:value="347707.669556055" calcext:value-type="float">
            <text:p>347707.670</text:p>
          </table:table-cell>
          <table:table-cell table:style-name="ce3" table:formula="of:=([.$L$2]-[.D16])^2 / (2 * [.$L$4]^2)" office:value-type="float" office:value="558.860456055555" calcext:value-type="float">
            <text:p>558.860</text:p>
          </table:table-cell>
          <table:table-cell table:formula="of:=EXP(-[.F16]-[.G16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.898" calcext:value-type="float">
            <text:p>28.898</text:p>
          </table:table-cell>
          <table:table-cell office:value-type="float" office:value="-39.754" calcext:value-type="float">
            <text:p>-39.754</text:p>
          </table:table-cell>
          <table:table-cell table:style-name="ce2" table:formula="of:=SQRT(([.$L$1]-[.C17])^2 + ([.$L$2]-[.D17])^2)" office:value-type="float" office:value="37.4028319807471" calcext:value-type="float">
            <text:p>37.4028</text:p>
          </table:table-cell>
          <table:table-cell table:style-name="ce3" table:formula="of:=([.$L$1]-[.C17])^2 / (2 * [.$L$3]^2)" office:value-type="float" office:value="766.061129388889" calcext:value-type="float">
            <text:p>766.061</text:p>
          </table:table-cell>
          <table:table-cell table:style-name="ce3" table:formula="of:=([.$L$2]-[.D17])^2 / (2 * [.$L$4]^2)" office:value-type="float" office:value="7006.00464938889" calcext:value-type="float">
            <text:p>7006.005</text:p>
          </table:table-cell>
          <table:table-cell table:formula="of:=EXP(-[.F17]-[.G17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29.836" calcext:value-type="float">
            <text:p>-29.836</text:p>
          </table:table-cell>
          <table:table-cell office:value-type="float" office:value="-23.277" calcext:value-type="float">
            <text:p>-23.277</text:p>
          </table:table-cell>
          <table:table-cell table:style-name="ce2" table:formula="of:=SQRT(([.$L$1]-[.C18])^2 + ([.$L$2]-[.D18])^2)" office:value-type="float" office:value="50.7001191298403" calcext:value-type="float">
            <text:p>50.7001</text:p>
          </table:table-cell>
          <table:table-cell table:style-name="ce3" table:formula="of:=([.$L$1]-[.C18])^2 / (2 * [.$L$3]^2)" office:value-type="float" office:value="12267.6793093889" calcext:value-type="float">
            <text:p>12267.679</text:p>
          </table:table-cell>
          <table:table-cell table:style-name="ce3" table:formula="of:=([.$L$2]-[.D18])^2 / (2 * [.$L$4]^2)" office:value-type="float" office:value="2012.8878005" calcext:value-type="float">
            <text:p>2012.888</text:p>
          </table:table-cell>
          <table:table-cell table:formula="of:=EXP(-[.F18]-[.G18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5.67" calcext:value-type="float">
            <text:p>255.67</text:p>
          </table:table-cell>
          <table:table-cell office:value-type="float" office:value="9.8137" calcext:value-type="float">
            <text:p>9.8137</text:p>
          </table:table-cell>
          <table:table-cell table:style-name="ce2" table:formula="of:=SQRT(([.$L$1]-[.C19])^2 + ([.$L$2]-[.D19])^2)" office:value-type="float" office:value="238.928510756021" calcext:value-type="float">
            <text:p>238.9285</text:p>
          </table:table-cell>
          <table:table-cell table:style-name="ce3" table:formula="of:=([.$L$1]-[.C19])^2 / (2 * [.$L$3]^2)" office:value-type="float" office:value="316051.4562005" calcext:value-type="float">
            <text:p>316051.456</text:p>
          </table:table-cell>
          <table:table-cell table:style-name="ce3" table:formula="of:=([.$L$2]-[.D19])^2 / (2 * [.$L$4]^2)" office:value-type="float" office:value="1097.61742222222" calcext:value-type="float">
            <text:p>1097.617</text:p>
          </table:table-cell>
          <table:table-cell table:formula="of:=EXP(-[.F19]-[.G19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.452" calcext:value-type="float">
            <text:p>13.452</text:p>
          </table:table-cell>
          <table:table-cell office:value-type="float" office:value="-72.827" calcext:value-type="float">
            <text:p>-72.827</text:p>
          </table:table-cell>
          <table:table-cell table:style-name="ce2" table:formula="of:=SQRT(([.$L$1]-[.C20])^2 + ([.$L$2]-[.D20])^2)" office:value-type="float" office:value="68.684608938102" calcext:value-type="float">
            <text:p>68.6846</text:p>
          </table:table-cell>
          <table:table-cell table:style-name="ce3" table:formula="of:=([.$L$1]-[.C20])^2 / (2 * [.$L$3]^2)" office:value-type="float" office:value="76.1912827222222" calcext:value-type="float">
            <text:p>76.191</text:p>
          </table:table-cell>
          <table:table-cell table:style-name="ce3" table:formula="of:=([.$L$2]-[.D20])^2 / (2 * [.$L$4]^2)" office:value-type="float" office:value="26132.5615227222" calcext:value-type="float">
            <text:p>26132.562</text:p>
          </table:table-cell>
          <table:table-cell table:formula="of:=EXP(-[.F20]-[.G20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2.04" calcext:value-type="float">
            <text:p>102.04</text:p>
          </table:table-cell>
          <table:table-cell office:value-type="float" office:value="5.1777" calcext:value-type="float">
            <text:p>5.1777</text:p>
          </table:table-cell>
          <table:table-cell table:style-name="ce2" table:formula="of:=SQRT(([.$L$1]-[.C21])^2 + ([.$L$2]-[.D21])^2)" office:value-type="float" office:value="85.4057884109151" calcext:value-type="float">
            <text:p>85.4058</text:p>
          </table:table-cell>
          <table:table-cell table:style-name="ce3" table:formula="of:=([.$L$1]-[.C21])^2 / (2 * [.$L$3]^2)" office:value-type="float" office:value="40030.0683005" calcext:value-type="float">
            <text:p>40030.068</text:p>
          </table:table-cell>
          <table:table-cell table:style-name="ce3" table:formula="of:=([.$L$2]-[.D21])^2 / (2 * [.$L$4]^2)" office:value-type="float" office:value="492.98" calcext:value-type="float">
            <text:p>492.980</text:p>
          </table:table-cell>
          <table:table-cell table:formula="of:=EXP(-[.F21]-[.G21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2.838" calcext:value-type="float">
            <text:p>62.838</text:p>
          </table:table-cell>
          <table:table-cell office:value-type="float" office:value="1.9057" calcext:value-type="float">
            <text:p>1.9057</text:p>
          </table:table-cell>
          <table:table-cell table:style-name="ce2" table:formula="of:=SQRT(([.$L$1]-[.C22])^2 + ([.$L$2]-[.D22])^2)" office:value-type="float" office:value="46.0945439644433" calcext:value-type="float">
            <text:p>46.0945</text:p>
          </table:table-cell>
          <table:table-cell table:style-name="ce3" table:formula="of:=([.$L$1]-[.C22])^2 / (2 * [.$L$3]^2)" office:value-type="float" office:value="11593.9393293889" calcext:value-type="float">
            <text:p>11593.939</text:p>
          </table:table-cell>
          <table:table-cell table:style-name="ce3" table:formula="of:=([.$L$2]-[.D22])^2 / (2 * [.$L$4]^2)" office:value-type="float" office:value="209.988355555555" calcext:value-type="float">
            <text:p>209.988</text:p>
          </table:table-cell>
          <table:table-cell table:formula="of:=EXP(-[.F22]-[.G22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4.947" calcext:value-type="float">
            <text:p>-14.947</text:p>
          </table:table-cell>
          <table:table-cell office:value-type="float" office:value="-61.919" calcext:value-type="float">
            <text:p>-61.919</text:p>
          </table:table-cell>
          <table:table-cell table:style-name="ce2" table:formula="of:=SQRT(([.$L$1]-[.C23])^2 + ([.$L$2]-[.D23])^2)" office:value-type="float" office:value="66.008782659431" calcext:value-type="float">
            <text:p>66.0088</text:p>
          </table:table-cell>
          <table:table-cell table:style-name="ce3" table:formula="of:=([.$L$1]-[.C23])^2 / (2 * [.$L$3]^2)" office:value-type="float" office:value="5725.32036272222" calcext:value-type="float">
            <text:p>5725.320</text:p>
          </table:table-cell>
          <table:table-cell table:style-name="ce3" table:formula="of:=([.$L$2]-[.D23])^2 / (2 * [.$L$4]^2)" office:value-type="float" office:value="18481.1206827222" calcext:value-type="float">
            <text:p>18481.121</text:p>
          </table:table-cell>
          <table:table-cell table:formula="of:=EXP(-[.F23]-[.G23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5.162" calcext:value-type="float">
            <text:p>15.162</text:p>
          </table:table-cell>
          <table:table-cell office:value-type="float" office:value="-97.037" calcext:value-type="float">
            <text:p>-97.037</text:p>
          </table:table-cell>
          <table:table-cell table:style-name="ce2" table:formula="of:=SQRT(([.$L$1]-[.C24])^2 + ([.$L$2]-[.D24])^2)" office:value-type="float" office:value="92.8161063230946" calcext:value-type="float">
            <text:p>92.8161</text:p>
          </table:table-cell>
          <table:table-cell table:style-name="ce3" table:formula="of:=([.$L$1]-[.C24])^2 / (2 * [.$L$3]^2)" office:value-type="float" office:value="22.0735827222222" calcext:value-type="float">
            <text:p>22.074</text:p>
          </table:table-cell>
          <table:table-cell table:style-name="ce3" table:formula="of:=([.$L$2]-[.D24])^2 / (2 * [.$L$4]^2)" office:value-type="float" office:value="47838.0908227222" calcext:value-type="float">
            <text:p>47838.091</text:p>
          </table:table-cell>
          <table:table-cell table:formula="of:=EXP(-[.F24]-[.G24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6.626" calcext:value-type="float">
            <text:p>36.626</text:p>
          </table:table-cell>
          <table:table-cell office:value-type="float" office:value="-28.898" calcext:value-type="float">
            <text:p>-28.898</text:p>
          </table:table-cell>
          <table:table-cell table:style-name="ce2" table:formula="of:=SQRT(([.$L$1]-[.C25])^2 + ([.$L$2]-[.D25])^2)" office:value-type="float" office:value="31.4167423674066" calcext:value-type="float">
            <text:p>31.4167</text:p>
          </table:table-cell>
          <table:table-cell table:style-name="ce3" table:formula="of:=([.$L$1]-[.C25])^2 / (2 * [.$L$3]^2)" office:value-type="float" office:value="2106.15643605555" calcext:value-type="float">
            <text:p>2106.156</text:p>
          </table:table-cell>
          <table:table-cell table:style-name="ce3" table:formula="of:=([.$L$2]-[.D25])^2 / (2 * [.$L$4]^2)" office:value-type="float" office:value="3377.24190272222" calcext:value-type="float">
            <text:p>3377.242</text:p>
          </table:table-cell>
          <table:table-cell table:formula="of:=EXP(-[.F25]-[.G25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72.16" calcext:value-type="float">
            <text:p>172.16</text:p>
          </table:table-cell>
          <table:table-cell office:value-type="float" office:value="-15.217" calcext:value-type="float">
            <text:p>-15.217</text:p>
          </table:table-cell>
          <table:table-cell table:style-name="ce2" table:formula="of:=SQRT(([.$L$1]-[.C26])^2 + ([.$L$2]-[.D26])^2)" office:value-type="float" office:value="155.392731690321" calcext:value-type="float">
            <text:p>155.3927</text:p>
          </table:table-cell>
          <table:table-cell table:style-name="ce3" table:formula="of:=([.$L$1]-[.C26])^2 / (2 * [.$L$3]^2)" office:value-type="float" office:value="133480.316789389" calcext:value-type="float">
            <text:p>133480.317</text:p>
          </table:table-cell>
          <table:table-cell table:style-name="ce3" table:formula="of:=([.$L$2]-[.D26])^2 / (2 * [.$L$4]^2)" office:value-type="float" office:value="669.133556055555" calcext:value-type="float">
            <text:p>669.134</text:p>
          </table:table-cell>
          <table:table-cell table:formula="of:=EXP(-[.F26]-[.G26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36.95" calcext:value-type="float">
            <text:p>136.95</text:p>
          </table:table-cell>
          <table:table-cell office:value-type="float" office:value="-14.13" calcext:value-type="float">
            <text:p>-14.13</text:p>
          </table:table-cell>
          <table:table-cell table:style-name="ce2" table:formula="of:=SQRT(([.$L$1]-[.C27])^2 + ([.$L$2]-[.D27])^2)" office:value-type="float" office:value="120.20206636901" calcext:value-type="float">
            <text:p>120.2021</text:p>
          </table:table-cell>
          <table:table-cell table:style-name="ce3" table:formula="of:=([.$L$1]-[.C27])^2 / (2 * [.$L$3]^2)" office:value-type="float" office:value="79726.5008227222" calcext:value-type="float">
            <text:p>79726.501</text:p>
          </table:table-cell>
          <table:table-cell table:style-name="ce3" table:formula="of:=([.$L$2]-[.D27])^2 / (2 * [.$L$4]^2)" office:value-type="float" office:value="543.1478405" calcext:value-type="float">
            <text:p>543.148</text:p>
          </table:table-cell>
          <table:table-cell table:formula="of:=EXP(-[.F27]-[.G27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41.714" calcext:value-type="float">
            <text:p>-41.714</text:p>
          </table:table-cell>
          <table:table-cell office:value-type="float" office:value="-61.328" calcext:value-type="float">
            <text:p>-61.328</text:p>
          </table:table-cell>
          <table:table-cell table:style-name="ce2" table:formula="of:=SQRT(([.$L$1]-[.C28])^2 + ([.$L$2]-[.D28])^2)" office:value-type="float" office:value="82.0022659868616" calcext:value-type="float">
            <text:p>82.0023</text:p>
          </table:table-cell>
          <table:table-cell table:style-name="ce3" table:formula="of:=([.$L$1]-[.C28])^2 / (2 * [.$L$3]^2)" office:value-type="float" office:value="19253.3026805" calcext:value-type="float">
            <text:p>19253.303</text:p>
          </table:table-cell>
          <table:table-cell table:style-name="ce3" table:formula="of:=([.$L$2]-[.D28])^2 / (2 * [.$L$4]^2)" office:value-type="float" office:value="18104.3174693889" calcext:value-type="float">
            <text:p>18104.317</text:p>
          </table:table-cell>
          <table:table-cell table:formula="of:=EXP(-[.F28]-[.G28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9.556" calcext:value-type="float">
            <text:p>39.556</text:p>
          </table:table-cell>
          <table:table-cell office:value-type="float" office:value="-47.361" calcext:value-type="float">
            <text:p>-47.361</text:p>
          </table:table-cell>
          <table:table-cell table:style-name="ce2" table:formula="of:=SQRT(([.$L$1]-[.C29])^2 + ([.$L$2]-[.D29])^2)" office:value-type="float" office:value="48.5902629153208" calcext:value-type="float">
            <text:p>48.5903</text:p>
          </table:table-cell>
          <table:table-cell table:style-name="ce3" table:formula="of:=([.$L$1]-[.C29])^2 / (2 * [.$L$3]^2)" office:value-type="float" office:value="2787.7297805" calcext:value-type="float">
            <text:p>2787.730</text:p>
          </table:table-cell>
          <table:table-cell table:style-name="ce3" table:formula="of:=([.$L$2]-[.D29])^2 / (2 * [.$L$4]^2)" office:value-type="float" office:value="10329.0127205" calcext:value-type="float">
            <text:p>10329.013</text:p>
          </table:table-cell>
          <table:table-cell table:formula="of:=EXP(-[.F29]-[.G29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5.65" calcext:value-type="float">
            <text:p>195.65</text:p>
          </table:table-cell>
          <table:table-cell office:value-type="float" office:value="8.6677" calcext:value-type="float">
            <text:p>8.6677</text:p>
          </table:table-cell>
          <table:table-cell table:style-name="ce2" table:formula="of:=SQRT(([.$L$1]-[.C30])^2 + ([.$L$2]-[.D30])^2)" office:value-type="float" office:value="178.96096230209" calcext:value-type="float">
            <text:p>178.9610</text:p>
          </table:table-cell>
          <table:table-cell table:style-name="ce3" table:formula="of:=([.$L$1]-[.C30])^2 / (2 * [.$L$3]^2)" office:value-type="float" office:value="177001.988489389" calcext:value-type="float">
            <text:p>177001.988</text:p>
          </table:table-cell>
          <table:table-cell table:style-name="ce3" table:formula="of:=([.$L$2]-[.D30])^2 / (2 * [.$L$4]^2)" office:value-type="float" office:value="925.933888888889" calcext:value-type="float">
            <text:p>925.934</text:p>
          </table:table-cell>
          <table:table-cell table:formula="of:=EXP(-[.F30]-[.G30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78" calcext:value-type="float">
            <text:p>278</text:p>
          </table:table-cell>
          <table:table-cell office:value-type="float" office:value="13.181" calcext:value-type="float">
            <text:p>13.181</text:p>
          </table:table-cell>
          <table:table-cell table:style-name="ce2" table:formula="of:=SQRT(([.$L$1]-[.C31])^2 + ([.$L$2]-[.D31])^2)" office:value-type="float" office:value="261.425952998129" calcext:value-type="float">
            <text:p>261.4260</text:p>
          </table:table-cell>
          <table:table-cell table:style-name="ce3" table:formula="of:=([.$L$1]-[.C31])^2 / (2 * [.$L$3]^2)" office:value-type="float" office:value="377999.763989389" calcext:value-type="float">
            <text:p>377999.764</text:p>
          </table:table-cell>
          <table:table-cell table:style-name="ce3" table:formula="of:=([.$L$2]-[.D31])^2 / (2 * [.$L$4]^2)" office:value-type="float" office:value="1686.50768272222" calcext:value-type="float">
            <text:p>1686.508</text:p>
          </table:table-cell>
          <table:table-cell table:formula="of:=EXP(-[.F31]-[.G31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51.03" calcext:value-type="float">
            <text:p>151.03</text:p>
          </table:table-cell>
          <table:table-cell office:value-type="float" office:value="8.9127" calcext:value-type="float">
            <text:p>8.9127</text:p>
          </table:table-cell>
          <table:table-cell table:style-name="ce2" table:formula="of:=SQRT(([.$L$1]-[.C32])^2 + ([.$L$2]-[.D32])^2)" office:value-type="float" office:value="134.519475634906" calcext:value-type="float">
            <text:p>134.5195</text:p>
          </table:table-cell>
          <table:table-cell table:style-name="ce3" table:formula="of:=([.$L$1]-[.C32])^2 / (2 * [.$L$3]^2)" office:value-type="float" office:value="99569.0850004999" calcext:value-type="float">
            <text:p>99569.085</text:p>
          </table:table-cell>
          <table:table-cell table:style-name="ce3" table:formula="of:=([.$L$2]-[.D32])^2 / (2 * [.$L$4]^2)" office:value-type="float" office:value="961.41125" calcext:value-type="float">
            <text:p>961.411</text:p>
          </table:table-cell>
          <table:table-cell table:formula="of:=EXP(-[.F32]-[.G32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8.7638" calcext:value-type="float">
            <text:p>8.7638</text:p>
          </table:table-cell>
          <table:table-cell office:value-type="float" office:value="7.5647" calcext:value-type="float">
            <text:p>7.5647</text:p>
          </table:table-cell>
          <table:table-cell table:style-name="ce2" table:formula="of:=SQRT(([.$L$1]-[.C33])^2 + ([.$L$2]-[.D33])^2)" office:value-type="float" office:value="14.4852518531781" calcext:value-type="float">
            <text:p>14.4853</text:p>
          </table:table-cell>
          <table:table-cell table:style-name="ce3" table:formula="of:=([.$L$1]-[.C33])^2 / (2 * [.$L$3]^2)" office:value-type="float" office:value="391.207068055555" calcext:value-type="float">
            <text:p>391.207</text:p>
          </table:table-cell>
          <table:table-cell table:style-name="ce3" table:formula="of:=([.$L$2]-[.D33])^2 / (2 * [.$L$4]^2)" office:value-type="float" office:value="774.473605555555" calcext:value-type="float">
            <text:p>774.474</text:p>
          </table:table-cell>
          <table:table-cell table:formula="of:=EXP(-[.F33]-[.G33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83.006" calcext:value-type="float">
            <text:p>83.006</text:p>
          </table:table-cell>
          <table:table-cell office:value-type="float" office:value="20.959" calcext:value-type="float">
            <text:p>20.959</text:p>
          </table:table-cell>
          <table:table-cell table:style-name="ce2" table:formula="of:=SQRT(([.$L$1]-[.C34])^2 + ([.$L$2]-[.D34])^2)" office:value-type="float" office:value="70.5082988887124" calcext:value-type="float">
            <text:p>70.5083</text:p>
          </table:table-cell>
          <table:table-cell table:style-name="ce3" table:formula="of:=([.$L$1]-[.C34])^2 / (2 * [.$L$3]^2)" office:value-type="float" office:value="24090.6371693889" calcext:value-type="float">
            <text:p>24090.637</text:p>
          </table:table-cell>
          <table:table-cell table:style-name="ce3" table:formula="of:=([.$L$2]-[.D34])^2 / (2 * [.$L$4]^2)" office:value-type="float" office:value="3528.36400938889" calcext:value-type="float">
            <text:p>3528.364</text:p>
          </table:table-cell>
          <table:table-cell table:formula="of:=EXP(-[.F34]-[.G34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05.39" calcext:value-type="float">
            <text:p>205.39</text:p>
          </table:table-cell>
          <table:table-cell office:value-type="float" office:value="29.686" calcext:value-type="float">
            <text:p>29.686</text:p>
          </table:table-cell>
          <table:table-cell table:style-name="ce2" table:formula="of:=SQRT(([.$L$1]-[.C35])^2 + ([.$L$2]-[.D35])^2)" office:value-type="float" office:value="191.267958176428" calcext:value-type="float">
            <text:p>191.2680</text:p>
          </table:table-cell>
          <table:table-cell table:style-name="ce3" table:formula="of:=([.$L$1]-[.C35])^2 / (2 * [.$L$3]^2)" office:value-type="float" office:value="196846.1238005" calcext:value-type="float">
            <text:p>196846.124</text:p>
          </table:table-cell>
          <table:table-cell table:style-name="ce3" table:formula="of:=([.$L$2]-[.D35])^2 / (2 * [.$L$4]^2)" office:value-type="float" office:value="6395.16411605555" calcext:value-type="float">
            <text:p>6395.164</text:p>
          </table:table-cell>
          <table:table-cell table:formula="of:=EXP(-[.F35]-[.G35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64.51" calcext:value-type="float">
            <text:p>264.51</text:p>
          </table:table-cell>
          <table:table-cell office:value-type="float" office:value="24.454" calcext:value-type="float">
            <text:p>24.454</text:p>
          </table:table-cell>
          <table:table-cell table:style-name="ce2" table:formula="of:=SQRT(([.$L$1]-[.C36])^2 + ([.$L$2]-[.D36])^2)" office:value-type="float" office:value="249.013704935652" calcext:value-type="float">
            <text:p>249.0137</text:p>
          </table:table-cell>
          <table:table-cell table:style-name="ce3" table:formula="of:=([.$L$1]-[.C36])^2 / (2 * [.$L$3]^2)" office:value-type="float" office:value="339913.042289389" calcext:value-type="float">
            <text:p>339913.042</text:p>
          </table:table-cell>
          <table:table-cell table:style-name="ce3" table:formula="of:=([.$L$2]-[.D36])^2 / (2 * [.$L$4]^2)" office:value-type="float" office:value="4574.87574272222" calcext:value-type="float">
            <text:p>4574.876</text:p>
          </table:table-cell>
          <table:table-cell table:formula="of:=EXP(-[.F36]-[.G36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14.54" calcext:value-type="float">
            <text:p>214.54</text:p>
          </table:table-cell>
          <table:table-cell office:value-type="float" office:value="-7.8711" calcext:value-type="float">
            <text:p>-7.8711</text:p>
          </table:table-cell>
          <table:table-cell table:style-name="ce2" table:formula="of:=SQRT(([.$L$1]-[.C37])^2 + ([.$L$2]-[.D37])^2)" office:value-type="float" office:value="197.418053843943" calcext:value-type="float">
            <text:p>197.4181</text:p>
          </table:table-cell>
          <table:table-cell table:style-name="ce3" table:formula="of:=([.$L$1]-[.C37])^2 / (2 * [.$L$3]^2)" office:value-type="float" office:value="216448.4433005" calcext:value-type="float">
            <text:p>216448.443</text:p>
          </table:table-cell>
          <table:table-cell table:style-name="ce3" table:formula="of:=([.$L$2]-[.D37])^2 / (2 * [.$L$4]^2)" office:value-type="float" office:value="73.156608" calcext:value-type="float">
            <text:p>73.157</text:p>
          </table:table-cell>
          <table:table-cell table:formula="of:=EXP(-[.F37]-[.G37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3.27" calcext:value-type="float">
            <text:p>53.27</text:p>
          </table:table-cell>
          <table:table-cell office:value-type="float" office:value="-55.233" calcext:value-type="float">
            <text:p>-55.233</text:p>
          </table:table-cell>
          <table:table-cell table:style-name="ce2" table:formula="of:=SQRT(([.$L$1]-[.C38])^2 + ([.$L$2]-[.D38])^2)" office:value-type="float" office:value="62.4845824390305" calcext:value-type="float">
            <text:p>62.4846</text:p>
          </table:table-cell>
          <table:table-cell table:style-name="ce3" table:formula="of:=([.$L$1]-[.C38])^2 / (2 * [.$L$3]^2)" office:value-type="float" office:value="7245.95308938889" calcext:value-type="float">
            <text:p>7245.953</text:p>
          </table:table-cell>
          <table:table-cell table:style-name="ce3" table:formula="of:=([.$L$2]-[.D38])^2 / (2 * [.$L$4]^2)" office:value-type="float" office:value="14444.7304805" calcext:value-type="float">
            <text:p>14444.730</text:p>
          </table:table-cell>
          <table:table-cell table:formula="of:=EXP(-[.F38]-[.G38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.139" calcext:value-type="float">
            <text:p>20.139</text:p>
          </table:table-cell>
          <table:table-cell office:value-type="float" office:value="-20.15" calcext:value-type="float">
            <text:p>-20.15</text:p>
          </table:table-cell>
          <table:table-cell table:style-name="ce2" table:formula="of:=SQRT(([.$L$1]-[.C39])^2 + ([.$L$2]-[.D39])^2)" office:value-type="float" office:value="16.185097620342" calcext:value-type="float">
            <text:p>16.1851</text:p>
          </table:table-cell>
          <table:table-cell table:style-name="ce3" table:formula="of:=([.$L$1]-[.C39])^2 / (2 * [.$L$3]^2)" office:value-type="float" office:value="49.4581427222222" calcext:value-type="float">
            <text:p>49.458</text:p>
          </table:table-cell>
          <table:table-cell table:style-name="ce3" table:formula="of:=([.$L$2]-[.D39])^2 / (2 * [.$L$4]^2)" office:value-type="float" office:value="1405.86066272222" calcext:value-type="float">
            <text:p>1405.861</text:p>
          </table:table-cell>
          <table:table-cell table:formula="of:=EXP(-[.F39]-[.G39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.2018" calcext:value-type="float">
            <text:p>8.2018</text:p>
          </table:table-cell>
          <table:table-cell office:value-type="float" office:value="-20.97" calcext:value-type="float">
            <text:p>-20.97</text:p>
          </table:table-cell>
          <table:table-cell table:style-name="ce2" table:formula="of:=SQRT(([.$L$1]-[.C40])^2 + ([.$L$2]-[.D40])^2)" office:value-type="float" office:value="18.9731681471493" calcext:value-type="float">
            <text:p>18.9732</text:p>
          </table:table-cell>
          <table:table-cell table:style-name="ce3" table:formula="of:=([.$L$1]-[.C40])^2 / (2 * [.$L$3]^2)" office:value-type="float" office:value="445.3620125" calcext:value-type="float">
            <text:p>445.362</text:p>
          </table:table-cell>
          <table:table-cell table:style-name="ce3" table:formula="of:=([.$L$2]-[.D40])^2 / (2 * [.$L$4]^2)" office:value-type="float" office:value="1554.5330405" calcext:value-type="float">
            <text:p>1554.533</text:p>
          </table:table-cell>
          <table:table-cell table:formula="of:=EXP(-[.F40]-[.G40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3.641" calcext:value-type="float">
            <text:p>-13.641</text:p>
          </table:table-cell>
          <table:table-cell office:value-type="float" office:value="-0.098341" calcext:value-type="float">
            <text:p>-0.098341</text:p>
          </table:table-cell>
          <table:table-cell table:style-name="ce2" table:formula="of:=SQRT(([.$L$1]-[.C41])^2 + ([.$L$2]-[.D41])^2)" office:value-type="float" office:value="31.0738554074592" calcext:value-type="float">
            <text:p>31.0739</text:p>
          </table:table-cell>
          <table:table-cell table:style-name="ce3" table:formula="of:=([.$L$1]-[.C41])^2 / (2 * [.$L$3]^2)" office:value-type="float" office:value="5268.95607605556" calcext:value-type="float">
            <text:p>5268.956</text:p>
          </table:table-cell>
          <table:table-cell table:style-name="ce3" table:formula="of:=([.$L$2]-[.D41])^2 / (2 * [.$L$4]^2)" office:value-type="float" office:value="95.4022010760056" calcext:value-type="float">
            <text:p>95.402</text:p>
          </table:table-cell>
          <table:table-cell table:formula="of:=EXP(-[.F41]-[.G41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78.92" calcext:value-type="float">
            <text:p>278.92</text:p>
          </table:table-cell>
          <table:table-cell office:value-type="float" office:value="21.918" calcext:value-type="float">
            <text:p>21.918</text:p>
          </table:table-cell>
          <table:table-cell table:style-name="ce2" table:formula="of:=SQRT(([.$L$1]-[.C42])^2 + ([.$L$2]-[.D42])^2)" office:value-type="float" office:value="263.068659216905" calcext:value-type="float">
            <text:p>263.0687</text:p>
          </table:table-cell>
          <table:table-cell table:style-name="ce3" table:formula="of:=([.$L$1]-[.C42])^2 / (2 * [.$L$3]^2)" office:value-type="float" office:value="380670.8787005" calcext:value-type="float">
            <text:p>380670.879</text:p>
          </table:table-cell>
          <table:table-cell table:style-name="ce3" table:formula="of:=([.$L$2]-[.D42])^2 / (2 * [.$L$4]^2)" office:value-type="float" office:value="3802.0072005" calcext:value-type="float">
            <text:p>3802.007</text:p>
          </table:table-cell>
          <table:table-cell table:formula="of:=EXP(-[.F42]-[.G42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70.62" calcext:value-type="float">
            <text:p>170.62</text:p>
          </table:table-cell>
          <table:table-cell office:value-type="float" office:value="28.733" calcext:value-type="float">
            <text:p>28.733</text:p>
          </table:table-cell>
          <table:table-cell table:style-name="ce2" table:formula="of:=SQRT(([.$L$1]-[.C43])^2 + ([.$L$2]-[.D43])^2)" office:value-type="float" office:value="156.967463367986" calcext:value-type="float">
            <text:p>156.9675</text:p>
          </table:table-cell>
          <table:table-cell table:style-name="ce3" table:formula="of:=([.$L$1]-[.C43])^2 / (2 * [.$L$3]^2)" office:value-type="float" office:value="130841.1897005" calcext:value-type="float">
            <text:p>130841.190</text:p>
          </table:table-cell>
          <table:table-cell table:style-name="ce3" table:formula="of:=([.$L$2]-[.D43])^2 / (2 * [.$L$4]^2)" office:value-type="float" office:value="6040.94672272222" calcext:value-type="float">
            <text:p>6040.947</text:p>
          </table:table-cell>
          <table:table-cell table:formula="of:=EXP(-[.F43]-[.G43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 table:number-rows-repeated="104853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Sheet1.E2:Sheet1.E43">
            <calcext:condition calcext:apply-style-name="Untitled1" calcext:value="formula-is([.E2] = MIN([.$E$2:.$E$43]))" calcext:base-cell-address="Sheet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8" loext:min-decimal-places="8" number:min-integer-digits="1"/>
    </number:number-style>
    <number:number-style style:name="N139">
      <number:number number:decimal-places="9" loext:min-decimal-places="9" number:min-integer-digits="1"/>
    </number:number-style>
    <number:number-style style:name="N140">
      <number:number number:decimal-places="10" loext:min-decimal-places="10" number:min-integer-digits="1"/>
    </number:number-style>
    <number:number-style style:name="N141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27:50.142000000</meta:creation-date>
    <dc:date>2017-12-13T11:21:12.333000000</dc:date>
    <meta:editing-duration>PT8M3S</meta:editing-duration>
    <meta:editing-cycles>3</meta:editing-cycles>
    <meta:generator>LibreOffice/5.2.1.2$Windows_x86 LibreOffice_project/31dd62db80d4e60af04904455ec9c9219178d620</meta:generator>
    <meta:document-statistic meta:table-count="1" meta:cell-count="352" meta:object-count="0"/>
  </office:meta>
</office:document-meta>
</file>